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00.2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5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zione di tecniche in stile funzionale alla classe Board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 punteggio aggiuntivo fornito con sinonimi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stensione multiplayer/distribuito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’agente Game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inizione dei messaggi tra agente Game e Player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alizzazione della richiesta iniziale della usernam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form per la modifica dei punteggi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 metodo di punteggio dei sinonimi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10:21:18.8876682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22T10:31:58.349943522</dc:date>
    <meta:editing-duration>PT1H58M1S</meta:editing-duration>
    <meta:editing-cycles>14</meta:editing-cycles>
    <meta:generator>LibreOffice/5.1.6.2$Linux_X86_64 LibreOffice_project/10m0$Build-2</meta:generator>
    <meta:document-statistic meta:table-count="1" meta:cell-count="32" meta:object-count="0"/>
  </office:meta>
</office:document-meta>
</file>